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, Helvetica, sans-serif"/>
    <style:font-face style:name="Arial1" svg:font-family="Arial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728in" fo:margin-bottom="0in" fo:text-align="justify" style:justify-single-word="false" fo:text-indent="0in" style:auto-text-indent="false" fo:padding="0in" fo:border="none"/>
      <style:text-properties fo:font-variant="normal" fo:text-transform="none" fo:color="#444444" style:font-name="Arial1" fo:font-size="11pt" fo:letter-spacing="normal" fo:font-style="normal" fo:font-weight="normal" style:font-size-asian="11pt" style:font-size-complex="11pt"/>
    </style:style>
    <style:style style:name="P2" style:family="paragraph" style:parent-style-name="Heading_20_3">
      <style:paragraph-properties fo:margin-left="0in" fo:margin-right="0in" fo:margin-top="0.0835in" fo:margin-bottom="0.1252in" fo:text-align="justify" style:justify-single-word="false" fo:text-indent="0in" style:auto-text-indent="false" fo:padding="0in" fo:border="none"/>
      <style:text-properties fo:font-variant="normal" fo:text-transform="none" fo:color="#656565" style:font-name="Arial2" fo:font-size="11pt" fo:letter-spacing="normal" fo:font-style="normal" fo:font-weight="bold" style:font-size-asian="11pt" style:font-size-complex="11pt"/>
    </style:style>
    <style:style style:name="P3" style:family="paragraph" style:parent-style-name="Preformatted_20_Text">
      <style:paragraph-properties fo:margin-left="0in" fo:margin-right="0in" fo:margin-top="0in" fo:margin-bottom="0in" fo:text-align="justify" style:justify-single-word="false" fo:text-indent="0in" style:auto-text-indent="false" fo:padding="0in" fo:border="none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Preformatted_20_Text">
      <style:paragraph-properties fo:margin-top="0in" fo:margin-bottom="0in" fo:text-align="justify" style:justify-single-word="false" fo:padding="0in" fo:border="none"/>
      <style:text-properties fo:font-variant="normal" fo:text-transform="none" fo:color="#444444" style:font-name="Arial2" fo:font-size="11pt" fo:letter-spacing="normal" fo:font-style="normal" fo:font-weight="normal" style:font-size-asian="11pt" style:font-size-complex="11pt"/>
    </style:style>
    <style:style style:name="P6" style:family="paragraph" style:parent-style-name="Preformatted_20_Text">
      <style:paragraph-properties fo:margin-top="0in" fo:margin-bottom="0in" fo:text-align="justify" style:justify-single-word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fo:text-align="justify" style:justify-single-word="false" fo:text-indent="0in" style:auto-text-indent="false" fo:padding="0in" fo:border="none"/>
    </style:style>
    <style:style style:name="P8" style:family="paragraph" style:parent-style-name="Preformatted_20_Text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444444" style:font-name="Arial2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style:paragraph-properties fo:margin-top="0in" fo:margin-bottom="0in" fo:text-align="justify" style:justify-single-word="false" fo:padding="0in" fo:border="none"/>
      <style:text-properties fo:font-variant="normal" fo:text-transform="none" fo:color="#444444" style:font-name="Arial2" fo:font-size="11pt" fo:letter-spacing="normal" fo:font-style="normal" fo:font-weight="normal" style:font-size-asian="11pt" style:font-size-complex="11pt"/>
    </style:style>
    <style:style style:name="P10" style:family="paragraph" style:parent-style-name="Preformatted_20_Text">
      <style:paragraph-properties fo:margin-top="0in" fo:margin-bottom="0in" fo:text-align="justify" style:justify-single-word="false" fo:padding="0in" fo:border="none"/>
    </style:style>
    <style:style style:name="P11" style:family="paragraph" style:parent-style-name="Text_20_body">
      <style:paragraph-properties fo:margin-left="0in" fo:margin-right="0in" fo:margin-top="0.0728in" fo:margin-bottom="0in" fo:text-align="justify" style:justify-single-word="false" fo:text-indent="0in" style:auto-text-indent="false" fo:padding="0in" fo:border="none"/>
      <style:text-properties fo:font-variant="normal" fo:text-transform="none" fo:color="#444444" style:font-name="Arial1" fo:font-size="11pt" fo:letter-spacing="normal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in" fo:margin-right="0in" fo:margin-top="0.0728in" fo:margin-bottom="0in" fo:text-align="justify" style:justify-single-word="false" fo:text-indent="0in" style:auto-text-indent="false" fo:padding="0in" fo:border="none"/>
      <style:text-properties fo:font-size="11pt" style:font-size-asian="11pt" style:font-size-complex="11pt"/>
    </style:style>
    <style:style style:name="T1" style:family="text">
      <style:text-properties fo:font-variant="normal" fo:text-transform="none" fo:color="#444444" style:font-name="Arial2" fo:font-size="11pt" fo:letter-spacing="normal" fo:font-style="normal" fo:font-weight="normal" style:font-size-asian="11pt" style:font-size-complex="1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2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mms conjecture states that for each series of consecutive composite (not prime) numbers. There exists a unique prime for each one. Example:</text:p>
      <text:p text:style-name="P1">Composite numbers between 23 and 29.</text:p>
      <text:p text:style-name="P1">24<text:tab/> 25<text:tab/>26<text:tab/>27<text:tab/>28</text:p>
      <text:p text:style-name="P1"/>
      <text:p text:style-name="P1">Your task is to find the <text:span text:style-name="T3">largest</text:span> possible values for each composite number that will still follow Grimms conjecture. Example:</text:p>
      <text:p text:style-name="P1"/>
      <text:p text:style-name="P1">24<text:tab/> 25<text:tab/>26<text:tab/>27<text:tab/>28</text:p>
      <text:p text:style-name="P1"><text:span text:style-name="T3">2</text:span><text:tab/><text:span text:style-name="T3">5</text:span><text:tab/>2<text:tab/><text:span text:style-name="T3">3</text:span><text:tab/>2</text:p>
      <text:p text:style-name="P1">3<text:tab/><text:tab/><text:span text:style-name="T3">13</text:span><text:tab/><text:tab/><text:span text:style-name="T3">7</text:span></text:p>
      <text:p text:style-name="P1"><text:span text:style-name="T3"/></text:p>
      <text:p text:style-name="P1">Each composite number must have a single unique number.</text:p>
      <text:p text:style-name="P1">Each unique prime should be the largest factor while still being unique.</text:p>
      <text:p text:style-name="P1"/>
      <text:h text:style-name="P2" text:outline-level="3">Input</text:h>
      <text:p text:style-name="P1">Input starts with an integer T, the number of puzzles to solve, where 1&lt;=T&lt;=100. T lines follow, each one having 2 prime integers M and N. The beginning of the sequence (M) <text:s/>and the ending (N) these bounds are non-inclusive and 5 &lt;= M &lt;=N &lt;= 10^9. <text:s/></text:p>
      <text:p text:style-name="P1"/>
      <text:h text:style-name="P2" text:outline-level="3">Output</text:h>
      <text:p text:style-name="P8"><text:span text:style-name="Strong_20_Emphasis"><text:span text:style-name="T1"/></text:span></text:p>
      <text:p text:style-name="P6"><text:span text:style-name="Strong_20_Emphasis"><text:span text:style-name="T1">Output a single number for each composite in the range, representing the largest unique prime of that number in the series.</text:span></text:span></text:p>
      <text:p text:style-name="P12"/>
      <text:p text:style-name="P3"><text:span text:style-name="Strong_20_Emphasis"><text:span text:style-name="T1">Input:</text:span></text:span></text:p>
      <text:p text:style-name="P5">1</text:p>
      <text:p text:style-name="P5">23 29</text:p>
      <text:p text:style-name="P5"/>
      <text:p text:style-name="P6"><text:span text:style-name="Strong_20_Emphasis"><text:span text:style-name="T1">Output:</text:span></text:span></text:p>
      <text:p text:style-name="P5">2</text:p>
      <text:p text:style-name="P5">5</text:p>
      <text:p text:style-name="P5">13</text:p>
      <text:p text:style-name="P5">3</text:p>
      <text:p text:style-name="P5">7</text:p>
      <text:p text:style-name="P6"><text:span text:style-name="Strong_20_Emphasis"><text:span text:style-name="T1"/></text:span></text:p>
      <text:p text:style-name="P3"><text:span text:style-name="Strong_20_Emphasis"><text:span text:style-name="T1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, Helvetica, sans-serif"/>
    <style:font-face style:name="Arial1" svg:font-family="Arial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Evans</meta:initial-creator>
    <meta:creation-date>2013-09-07T00:04:06.62</meta:creation-date>
    <dc:date>2013-09-16T18:14:15.31</dc:date>
    <dc:creator>Nick Evans</dc:creator>
    <meta:editing-duration>PT20M47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1" meta:paragraph-count="22" meta:word-count="167" meta:character-count="885"/>
  </office:meta>
</office:document-meta>
</file>